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>
      <style:table-cell-properties fo:background-color="#92D050"/>
    </style:style>
    <style:style style:name="ce4" style:family="table-cell" style:parent-style-name="Default" style:data-style-name="N37">
      <style:table-cell-properties fo:background-color="#92D050"/>
    </style:style>
    <style:style style:name="ce5" style:family="table-cell" style:parent-style-name="Default" style:data-style-name="N19">
      <style:table-cell-properties fo:background-color="#92D050"/>
    </style:style>
    <style:style style:name="ce6" style:family="table-cell" style:parent-style-name="Default" style:data-style-name="N0">
      <style:table-cell-properties fo:background-color="#FAC090"/>
    </style:style>
    <style:style style:name="ce7" style:family="table-cell" style:parent-style-name="Default" style:data-style-name="N19">
      <style:table-cell-properties fo:background-color="#FAC090"/>
    </style:style>
    <style:style style:name="ce8" style:family="table-cell" style:parent-style-name="Default" style:data-style-name="N0">
      <style:table-cell-properties fo:background-color="#E46D0A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eparer dans un package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package generic ou il n'y a pas de reference aux sous classes de jeu (sauf dans factory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trouver un moyen de lier la vue et le controleur à son jeu associé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seul le jeu connait les sous classes correspondant à sa vue et son controleu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MenuItem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la construction des menus doit etre la plus simple sans ref explicites aux sous classes des jeu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a classe VueArbr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l y a beaucoup de répétitions au niveau du code (Refactoring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'affichage de l'hypertre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Il y a un trop en trop, lors du clic sur un noeud, le jeu ne retourne pas à l'état correpondant</text:p>
          </table:table-cell>
          <table:table-cell table:number-columns-repeated="16376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ire affichage hypertree generique</text:p>
          </table:table-cell>
          <table:table-cell office:value-type="string" table:style-name="ce2">
            <text:p>OK</text:p>
          </table:table-cell>
          <table:table-cell office:value-type="date" office:date-value="2013-12-15T00:00:00" table:style-name="ce3">
            <text:p>15/12/13</text:p>
          </table:table-cell>
          <table:table-cell office:value-type="date" office:date-value="2014-01-29T00:00:00" table:style-name="ce5">
            <text:p>29/01/2014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seule classe hypertree dans generique, possibilite de jouer a rushhour et au morpion, pas de reference aux sousclasses de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Centre et colorer le noeud lorsqu'on clique dessus</text:p>
          </table:table-cell>
          <table:table-cell office:value-type="string" table:style-name="ce6">
            <text:p>en cours</text:p>
          </table:table-cell>
          <table:table-cell office:value-type="date" office:date-value="2014-02-15T00:00:00" table:style-name="ce7">
            <text:p>15/02/201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2">
            <text:p>Test unitaire Min Max morpion (profondeur 0, 1, 2, 3 , infini)</text:p>
          </table:table-cell>
          <table:table-cell table:style-name="ce2"/>
          <table:table-cell office:value-type="date" office:date-value="2014-01-29T00:00:00" table:style-name="ce5">
            <text:p>29/01/2014</text:p>
          </table:table-cell>
          <table:table-cell office:value-type="date" office:date-value="2014-01-29T00:00:00" table:style-name="ce5">
            <text:p>29/01/2014</text:p>
          </table:table-cell>
          <table:table-cell table:style-name="ce2"/>
          <table:table-cell office:value-type="float" office:value="12" table:style-name="ce2">
            <text:p>12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Minmax</text:p>
          </table:table-cell>
          <table:table-cell table:style-name="ce2"/>
          <table:table-cell office:value-type="date" office:date-value="2013-12-20T00:00:00" table:style-name="ce3">
            <text:p>20/12/13</text:p>
          </table:table-cell>
          <table:table-cell office:value-type="date" office:date-value="2014-01-29T00:00:00" table:style-name="ce5">
            <text:p>29/01/2014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A qui sait jouer au morpion, testunitaires, ...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decrire comment ajouter un jeu (mode emploi)</text:p>
          </table:table-cell>
          <table:table-cell table:number-columns-repeated="3" table:style-name="ce6"/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6">
            <text:p>etre le plus generique possible en limitant les modifications dans le package generic (pas de reference aux sous classes)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2">
            <text:p>Colorer le noeud en cours<text:s/></text:p>
          </table:table-cell>
          <table:table-cell table:number-columns-repeated="4" table:style-name="ce2"/>
          <table:table-cell office:value-type="float" office:value="13" table:style-name="ce2">
            <text:p>13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uniformiser en anglais</text:p>
          </table:table-cell>
          <table:table-cell table:number-columns-repeated="4" table:style-name="ce8"/>
          <table:table-cell office:value-type="float" office:value="2" table:style-name="ce8">
            <text:p>2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separer tree du reste dans generic</text:p>
          </table:table-cell>
          <table:table-cell table:number-columns-repeated="4" table:style-name="ce8"/>
          <table:table-cell office:value-type="float" office:value="8" table:style-name="ce8">
            <text:p>8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separer IA du reste dans generic</text:p>
          </table:table-cell>
          <table:table-cell table:number-columns-repeated="4" table:style-name="ce8"/>
          <table:table-cell office:value-type="float" office:value="8" table:style-name="ce8">
            <text:p>8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Renommer les methodes et coder proprement</text:p>
          </table:table-cell>
          <table:table-cell table:number-columns-repeated="4" table:style-name="ce1"/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A*</text:p>
          </table:table-cell>
          <table:table-cell table:number-columns-repeated="3"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à rushhour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8">
            <text:p>abstrire minma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Separer jeu à 1 joueur et jeu à 2 jo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Fonction calculScore(Joueur) : score</text:p>
          </table:table-cell>
          <table:table-cell table:number-columns-repeated="16383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2-05T16:41:32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